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g O Notaiton</text:p>
      <text:p text:style-name="Standard"/>
      <text:p text:style-name="Standard">Let f(x) be a function over real numbers. O(f(x)) is a set of functions.</text:p>
      <text:p text:style-name="Standard"/>
      <text:p text:style-name="Standard"><draw:frame draw:style-name="fr1" draw:name="Object2" text:anchor-type="as-char" svg:y="-1.2417in" svg:width="3.4563in" svg:height="2.67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Object1" text:anchor-type="as-char" svg:y="-1.2417in" svg:width="2.5528in" svg:height="2.68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348in" svg:width="1.2508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ie: we can ignore the base of a logarithm, and we rarely write the base.</text:p>
      <text:p text:style-name="Standard"/>
      <text:p text:style-name="Standard"><draw:frame draw:style-name="fr1" draw:name="Object4" text:anchor-type="as-char" svg:y="-0.348in" svg:width="2.7307in" svg:height="0.836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Big O is transitive.</text:p>
      <text:p text:style-name="Standard"/>
      <text:p text:style-name="Standard"><draw:frame draw:style-name="fr1" draw:name="Object5" text:anchor-type="as-char" svg:y="-0.348in" svg:width="3.7772in" svg:height="0.4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text:soft-page-break/><draw:frame draw:style-name="fr1" draw:name="Object6" text:anchor-type="as-char" svg:y="-0.348in" svg:width="1.4201in" svg:height="0.59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4T16:30:22</meta:creation-date>
    <dc:date>2010-11-11T17:14:15</dc:date>
    <dc:creator>Sandy Maguire</dc:creator>
    <meta:editing-duration>PT00H59M24S</meta:editing-duration>
    <meta:editing-cycles>14</meta:editing-cycles>
    <meta:generator>OpenOffice.org/3.2$Unix OpenOffice.org_project/320m19$Build-9505</meta:generator>
    <meta:document-statistic meta:table-count="0" meta:image-count="0" meta:object-count="6" meta:page-count="2" meta:paragraph-count="10" meta:word-count="36" meta:character-count="184"/>
  </office:meta>
</office:document-meta>
</file>

<file path=Object 1/content.xml><?xml version="1.0" encoding="utf-8"?>
<math xmlns="http://www.w3.org/1998/Math/MathML">
  <semantics>
    <mtable>
      <mtr>
        <mtd>
          <mrow>
            <mi>g</mi>
            <mrow>
              <mrow>
                <mo stretchy="false">(</mo>
                <mi>x</mi>
                <mo stretchy="false">)</mo>
              </mrow>
              <mi mathvariant="normal">=</mi>
              <mrow>
                <msubsup>
                  <mi>a</mi>
                  <mi mathvariant="italic">nx</mi>
                  <mi>n</mi>
                </msubsup>
                <mo stretchy="false">+</mo>
                <msub>
                  <mi>a</mi>
                  <mrow>
                    <mi>n</mi>
                    <mi mathvariant="normal">−</mi>
                    <mn>1</mn>
                  </mrow>
                </msub>
              </mrow>
            </mrow>
            <mrow>
              <mrow>
                <mrow>
                  <msup>
                    <mi>x</mi>
                    <mrow>
                      <mi>n</mi>
                      <mi mathvariant="normal">−</mi>
                      <mn>1</mn>
                    </mrow>
                  </msup>
                  <mo stretchy="false">+</mo>
                  <mn>...</mn>
                </mrow>
                <mo stretchy="false">+</mo>
                <msub>
                  <mi>a</mi>
                  <mn>1x</mn>
                </msub>
              </mrow>
              <mo stretchy="false">+</mo>
              <msub>
                <mi>a</mi>
                <mn>0</mn>
              </msub>
            </mrow>
          </mrow>
        </mtd>
      </mtr>
      <mtr>
        <mtd>
          <mrow>
            <mi>g</mi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o stretchy="false">(</mo>
              <msup>
                <mi>x</mi>
                <mi>n</mi>
              </msup>
              <mo stretchy="false">)</mo>
            </mrow>
          </mrow>
        </mtd>
      </mtr>
      <mtr>
        <mtd/>
      </mtr>
      <mtr>
        <mtd>
          <mrow>
            <mi mathvariant="italic">proof</mi>
            <mi mathvariant="normal">:</mi>
          </mrow>
        </mtd>
      </mtr>
      <mtr>
        <mtd/>
      </mtr>
      <mtr>
        <mtd>
          <mrow>
            <mi mathvariant="italic">if</mi>
            <mrow>
              <mi>x</mi>
              <mo stretchy="false">&gt;</mo>
              <mn>1,</mn>
            </mrow>
            <mi mathvariant="italic">then</mi>
          </mrow>
        </mtd>
      </mtr>
      <mtr>
        <mtd>
          <mrow>
            <mrow>
              <mi stretchy="false" mathvariant="normal">∣</mi>
              <mrow>
                <mrow>
                  <msubsup>
                    <mi>a</mi>
                    <mi mathvariant="italic">nx</mi>
                    <mi>n</mi>
                  </msubsup>
                  <mo stretchy="false">+</mo>
                  <msub>
                    <mi>a</mi>
                    <mrow>
                      <mi>n</mi>
                      <mi mathvariant="normal">−</mi>
                      <mn>1</mn>
                    </mrow>
                  </msub>
                </mrow>
                <mrow>
                  <mrow>
                    <mrow>
                      <msup>
                        <mi>x</mi>
                        <mrow>
                          <mi>n</mi>
                          <mi mathvariant="normal">−</mi>
                          <mn>1</mn>
                        </mrow>
                      </msup>
                      <mo stretchy="false">+</mo>
                      <mn>...</mn>
                    </mrow>
                    <mo stretchy="false">+</mo>
                    <msub>
                      <mi>a</mi>
                      <mn>1x</mn>
                    </msub>
                  </mrow>
                  <mo stretchy="false">+</mo>
                  <msub>
                    <mi>a</mi>
                    <mn>0</mn>
                  </msub>
                </mrow>
              </mrow>
              <mi stretchy="false" mathvariant="normal">∣</mi>
            </mrow>
            <mo stretchy="false">≤</mo>
          </mrow>
        </mtd>
      </mtr>
      <mtr>
        <mtd>
          <mrow>
            <mrow>
              <mi stretchy="false" mathvariant="normal">∣</mi>
              <msub>
                <mi>a</mi>
                <mi>n</mi>
              </msub>
              <mi stretchy="false" mathvariant="normal">∣</mi>
            </mrow>
            <mrow>
              <msup>
                <mi>x</mi>
                <mi>n</mi>
              </msup>
              <mo stretchy="false">+</mo>
              <mrow>
                <mi stretchy="false" mathvariant="normal">∣</mi>
                <msub>
                  <mi>a</mi>
                  <mrow>
                    <mi>n</mi>
                    <mi mathvariant="normal">−</mi>
                    <mn>1</mn>
                  </mrow>
                </msub>
                <mi stretchy="false" mathvariant="normal">∣</mi>
              </mrow>
            </mrow>
            <mrow>
              <mrow>
                <msup>
                  <mi>x</mi>
                  <mrow>
                    <mi>n</mi>
                    <mi mathvariant="normal">−</mi>
                    <mn>1</mn>
                  </mrow>
                </msup>
                <mo stretchy="false">+</mo>
                <mn>...</mn>
              </mrow>
              <mo stretchy="false">+</mo>
              <mrow>
                <mi stretchy="false" mathvariant="normal">∣</mi>
                <msub>
                  <mi>a</mi>
                  <mn>1</mn>
                </msub>
                <mi stretchy="false" mathvariant="normal">∣</mi>
              </mrow>
            </mrow>
            <mrow>
              <mrow>
                <mi>x</mi>
                <mo stretchy="false">+</mo>
                <mrow>
                  <mi stretchy="false" mathvariant="normal">∣</mi>
                  <msub>
                    <mi>a</mi>
                    <mn>0</mn>
                  </msub>
                  <mi stretchy="false" mathvariant="normal">∣</mi>
                </mrow>
              </mrow>
              <mo stretchy="false">≤</mo>
            </mrow>
          </mrow>
        </mtd>
      </mtr>
      <mtr>
        <mtd>
          <mrow>
            <mrow>
              <mo stretchy="false">(</mo>
              <mrow>
                <mrow>
                  <mrow>
                    <mrow>
                      <mrow>
                        <mi stretchy="false" mathvariant="normal">∣</mi>
                        <msub>
                          <mi>a</mi>
                          <mi>n</mi>
                        </msub>
                        <mi stretchy="false" mathvariant="normal">∣</mi>
                      </mrow>
                      <mo stretchy="false">+</mo>
                      <mrow>
                        <mi stretchy="false" mathvariant="normal">∣</mi>
                        <msub>
                          <mi>a</mi>
                          <mrow>
                            <mi>n</mi>
                            <mi mathvariant="normal">−</mi>
                            <mn>1</mn>
                          </mrow>
                        </msub>
                        <mi stretchy="false" mathvariant="normal">∣</mi>
                      </mrow>
                    </mrow>
                    <mo stretchy="false">+</mo>
                    <mn>...</mn>
                  </mrow>
                  <mo stretchy="false">+</mo>
                  <mrow>
                    <mi stretchy="false" mathvariant="normal">∣</mi>
                    <msub>
                      <mi>a</mi>
                      <mn>1</mn>
                    </msub>
                    <mi stretchy="false" mathvariant="normal">∣</mi>
                  </mrow>
                </mrow>
                <mo stretchy="false">+</mo>
                <mrow>
                  <mi stretchy="false" mathvariant="normal">∣</mi>
                  <msub>
                    <mi>a</mi>
                    <mn>0</mn>
                  </msub>
                  <mi stretchy="false" mathvariant="normal">∣</mi>
                </mrow>
              </mrow>
              <mo stretchy="false">)</mo>
            </mrow>
            <msup>
              <mi>x</mi>
              <mi>n</mi>
            </msup>
          </mrow>
        </mtd>
      </mtr>
      <mtr>
        <mtd/>
      </mtr>
      <mtr>
        <mtd>
          <mrow>
            <mi mathvariant="italic">Let</mi>
            <mrow>
              <mrow>
                <msub>
                  <mi>x</mi>
                  <mn>0</mn>
                </msub>
                <mi mathvariant="normal">=</mi>
                <mrow>
                  <mn>1</mn>
                  <mi mathvariant="normal">∧</mi>
                  <mi>M</mi>
                </mrow>
              </mrow>
              <mi mathvariant="normal">=</mi>
              <mrow>
                <msubsup>
                  <mi mathvariant="normal">∑</mi>
                  <mrow>
                    <mi>i</mi>
                    <mi mathvariant="normal">=</mi>
                    <mn>0</mn>
                  </mrow>
                  <mi>n</mi>
                </msubsup>
                <mrow>
                  <mi stretchy="false" mathvariant="normal">∣</mi>
                  <msub>
                    <mi>a</mi>
                    <mi>i</mi>
                  </msub>
                  <mi stretchy="false" mathvariant="normal">∣</mi>
                </mrow>
              </mrow>
            </mrow>
          </mrow>
        </mtd>
      </mtr>
      <mtr>
        <mtd>
          <mrow>
            <mi mathvariant="italic">then</mi>
            <mrow>
              <mrow>
                <mi stretchy="false" mathvariant="normal">∣</mi>
                <mrow>
                  <mi>g</mi>
                  <mrow>
                    <mo stretchy="false">(</mo>
                    <mi>x</mi>
                    <mo stretchy="false">)</mo>
                  </mrow>
                </mrow>
                <mi stretchy="false" mathvariant="normal">∣</mi>
              </mrow>
              <mo stretchy="false">≤</mo>
              <mi>M</mi>
            </mrow>
            <mrow>
              <mi stretchy="false" mathvariant="normal">∣</mi>
              <msup>
                <mi>x</mi>
                <mi>n</mi>
              </msup>
              <mi stretchy="false" mathvariant="normal">∣</mi>
            </mrow>
          </mrow>
        </mtd>
      </mtr>
    </mtable>
    <annotation encoding="StarMath 5.0">g(x) = a_nx^n + a_{n-1}x^{n-1}+ ... + a_1x + a_0 newline
g(x) in O(x^n) newline newline

proof: newline newline

if x &gt; 1, then newline 
lline a_nx^n + a_{n-1}x^{n-1}+ ... + a_1x + a_0 rline leslant newline newline
lline a_n rline x^n + lline a_{n-1} rline x^{n-1}+ ... + lline a_1 rline x + lline a_0 rline leslant 
newline newline
(lline a_n rline + lline a_{n-1} rline+ ... + lline a_1 rline + lline a_0 rline)x^n newline newline
Let x_0 = 1 and M = sum_{i=0}^n lline a_i rline newline
then lline g(x) rline leslant M lline x^n rline
</annotation>
  </semantics>
</math>
</file>

<file path=Object 2/content.xml><?xml version="1.0" encoding="utf-8"?>
<math xmlns="http://www.w3.org/1998/Math/MathML">
  <semantics>
    <mtable>
      <mtr>
        <mtd>
          <mrow>
            <mi>g</mi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⇔</mi>
            <mi mathvariant="normal">∃</mi>
            <mrow>
              <mi>M</mi>
              <mo stretchy="false">&gt;</mo>
              <mrow>
                <mn>0</mn>
                <mi mathvariant="normal">∧</mi>
                <msub>
                  <mi>X</mi>
                  <mn>0</mn>
                </msub>
              </mrow>
            </mrow>
            <mi mathvariant="normal">:</mi>
            <mrow>
              <mrow>
                <mi stretchy="false" mathvariant="normal">∣</mi>
                <mrow>
                  <mi>g</mi>
                  <mrow>
                    <mo stretchy="false">(</mo>
                    <mi>x</mi>
                    <mo stretchy="false">)</mo>
                  </mrow>
                </mrow>
                <mi stretchy="false" mathvariant="normal">∣</mi>
              </mrow>
              <mo stretchy="false">≤</mo>
              <mi>M</mi>
            </mrow>
            <mrow>
              <mi stretchy="false" mathvariant="normal">∣</mi>
              <mrow>
                <mi>f</mi>
                <mrow>
                  <mo stretchy="false">(</mo>
                  <mi>x</mi>
                  <mo stretchy="false">)</mo>
                </mrow>
              </mrow>
              <mi stretchy="false" mathvariant="normal">∣</mi>
            </mrow>
          </mrow>
        </mtd>
      </mtr>
      <mtr>
        <mtd>
          <mrow>
            <mi mathvariant="italic">for</mi>
            <mi mathvariant="italic">all</mi>
            <mrow>
              <mi>x</mi>
              <mo stretchy="false">&gt;</mo>
              <msub>
                <mi>x</mi>
                <mn>0</mn>
              </msub>
            </mrow>
          </mrow>
        </mtd>
      </mtr>
      <mtr>
        <mtd/>
      </mtr>
      <mtr>
        <mtd>
          <mrow>
            <mrow>
              <mrow>
                <msup>
                  <mn>3x</mn>
                  <mn>2</mn>
                </msup>
                <mo stretchy="false">+</mo>
                <mn>2</mn>
              </mrow>
              <mi mathvariant="normal">∈</mi>
              <mi>O</mi>
            </mrow>
            <mrow>
              <mo stretchy="false">(</mo>
              <msup>
                <mi>x</mi>
                <mn>2</mn>
              </msup>
              <mo stretchy="false">)</mo>
            </mrow>
          </mrow>
        </mtd>
      </mtr>
      <mtr>
        <mtd/>
      </mtr>
      <mtr>
        <mtd>
          <mrow>
            <mi mathvariant="italic">proof</mi>
            <mi mathvariant="normal">:</mi>
          </mrow>
        </mtd>
      </mtr>
      <mtr>
        <mtd/>
      </mtr>
      <mtr>
        <mtd>
          <mrow>
            <mi mathvariant="italic">if</mi>
            <mrow>
              <mi>x</mi>
              <mo stretchy="false">&gt;</mo>
              <mn>1,</mn>
            </mrow>
            <mi mathvariant="italic">then</mi>
            <mrow>
              <mrow>
                <mrow>
                  <mrow>
                    <mi stretchy="false" mathvariant="normal">∣</mi>
                    <mrow>
                      <msup>
                        <mn>3x</mn>
                        <mn>2</mn>
                      </msup>
                      <mo stretchy="false">+</mo>
                      <mn>2</mn>
                    </mrow>
                    <mi stretchy="false" mathvariant="normal">∣</mi>
                  </mrow>
                  <mi mathvariant="normal">=</mi>
                  <mrow>
                    <msup>
                      <mn>3x</mn>
                      <mn>2</mn>
                    </msup>
                    <mo stretchy="false">+</mo>
                    <mn>2</mn>
                  </mrow>
                </mrow>
                <mo stretchy="false">≤</mo>
                <msup>
                  <mn>5x</mn>
                  <mn>2</mn>
                </msup>
              </mrow>
              <mi mathvariant="normal">=</mi>
              <mn>5</mn>
            </mrow>
            <mrow>
              <mi stretchy="false" mathvariant="normal">∣</mi>
              <msup>
                <mi>x</mi>
                <mn>2</mn>
              </msup>
              <mi stretchy="false" mathvariant="normal">∣</mi>
            </mrow>
          </mrow>
        </mtd>
      </mtr>
      <mtr>
        <mtd/>
      </mtr>
      <mtr>
        <mtd>
          <mi mathvariant="italic">therefore</mi>
        </mtd>
      </mtr>
      <mtr>
        <mtd/>
      </mtr>
      <mtr>
        <mtd>
          <mrow>
            <mrow>
              <msub>
                <mi>x</mi>
                <mn>0</mn>
              </msub>
              <mi mathvariant="normal">=</mi>
              <mrow>
                <mn>1</mn>
                <mi mathvariant="normal">∧</mi>
                <mi>M</mi>
              </mrow>
            </mrow>
            <mi mathvariant="normal">=</mi>
            <mn>5,</mn>
          </mrow>
        </mtd>
      </mtr>
      <mtr>
        <mtd>
          <mrow>
            <mrow>
              <mrow>
                <mi stretchy="false" mathvariant="normal">∣</mi>
                <mrow>
                  <msup>
                    <mn>3x</mn>
                    <mn>2</mn>
                  </msup>
                  <mo stretchy="false">+</mo>
                  <mn>2</mn>
                </mrow>
                <mi stretchy="false" mathvariant="normal">∣</mi>
              </mrow>
              <mo stretchy="false">≤</mo>
              <mi>M</mi>
            </mrow>
            <mrow>
              <mi stretchy="false" mathvariant="normal">∣</mi>
              <msup>
                <mi>x</mi>
                <mn>2</mn>
              </msup>
              <mi stretchy="false" mathvariant="normal">∣</mi>
            </mrow>
            <mi mathvariant="italic">for</mi>
            <mi mathvariant="italic">all</mi>
            <mrow>
              <mi>x</mi>
              <mo stretchy="false">&gt;</mo>
              <msub>
                <mi>x</mi>
                <mn>0</mn>
              </msub>
            </mrow>
          </mrow>
        </mtd>
      </mtr>
    </mtable>
    <annotation encoding="StarMath 5.0">g(x) in O(f(x)) dlrarrow exists M&gt;0 and X_0: lline g(x)rline leslant M lline f(x) rline newline for all x &gt; x_0 newline newline

3x^2 + 2 in O(x^2) newline newline proof: newline newline

if x&gt;1, then lline 3x^2 + 2 rline = 3x^2 + 2 leslant 5x^2 = 5 lline x^2 rline newline newline
therefore newline newline
x_0 = 1 and M = 5, newline
lline 3x^2 + 2 rline leslant M lline x^2 rline for all x &gt; x_0</annotation>
  </semantics>
</math>
</file>

<file path=Object 3/content.xml><?xml version="1.0" encoding="utf-8"?>
<math xmlns="http://www.w3.org/1998/Math/MathML">
  <semantics>
    <mrow>
      <msub>
        <mi>log</mi>
        <mi>a</mi>
      </msub>
      <mrow>
        <mi>x</mi>
        <mi mathvariant="normal">∈</mi>
        <mi>O</mi>
      </mrow>
      <mrow>
        <mo stretchy="false">(</mo>
        <mrow>
          <msub>
            <mi>log</mi>
            <mi>b</mi>
          </msub>
          <mi>x</mi>
        </mrow>
        <mo stretchy="false">)</mo>
      </mrow>
    </mrow>
    <annotation encoding="StarMath 5.0">log_a x in O(log_b x)</annotation>
  </semantics>
</math>
</file>

<file path=Object 4/content.xml><?xml version="1.0" encoding="utf-8"?>
<math xmlns="http://www.w3.org/1998/Math/MathML">
  <semantics>
    <mtable>
      <mtr>
        <mtd>
          <mrow>
            <mi mathvariant="italic">if</mi>
            <msub>
              <mi>g</mi>
              <mn>0</mn>
            </msub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row>
                <mo stretchy="false">(</mo>
                <mrow>
                  <msub>
                    <mi>f</mi>
                    <mn>0</mn>
                  </msub>
                  <mrow>
                    <mo stretchy="false">(</mo>
                    <mi>x</mi>
                    <mo stretchy="false">)</mo>
                  </mrow>
                </mrow>
                <mo stretchy="false">)</mo>
              </mrow>
              <mi mathvariant="normal">∧</mi>
              <msub>
                <mi>g</mi>
                <mn>1</mn>
              </msub>
            </mrow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o stretchy="false">(</mo>
              <mrow>
                <msub>
                  <mi>f</mi>
                  <mn>1</mn>
                </msub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</mtd>
      </mtr>
      <mtr>
        <mtd>
          <mi mathvariant="italic">then</mi>
        </mtd>
      </mtr>
      <mtr>
        <mtd>
          <mrow>
            <mrow>
              <mo stretchy="false">(</mo>
              <mi>i</mi>
              <mo stretchy="false">)</mo>
            </mrow>
            <msub>
              <mi>g</mi>
              <mn>0</mn>
            </msub>
            <mrow>
              <mrow>
                <mo stretchy="false">(</mo>
                <mi>x</mi>
                <mo stretchy="false">)</mo>
              </mrow>
              <mo stretchy="false">+</mo>
              <msub>
                <mi>g</mi>
                <mn>1</mn>
              </msub>
            </mrow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o stretchy="false">(</mo>
              <mrow>
                <msub>
                  <mi>f</mi>
                  <mn>0</mn>
                </msub>
                <mrow>
                  <mrow>
                    <mo stretchy="false">(</mo>
                    <mi>x</mi>
                    <mo stretchy="false">)</mo>
                  </mrow>
                  <mo stretchy="false">+</mo>
                  <msub>
                    <mi>f</mi>
                    <mn>1</mn>
                  </msub>
                </mrow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o stretchy="false">(</mo>
              <mi mathvariant="italic">ii</mi>
              <mo stretchy="false">)</mo>
            </mrow>
            <msub>
              <mi>g</mi>
              <mn>0</mn>
            </msub>
            <mrow>
              <mo stretchy="false">(</mo>
              <mi>x</mi>
              <mo stretchy="false">)</mo>
            </mrow>
            <msub>
              <mi>g</mi>
              <mn>1</mn>
            </msub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o stretchy="false">(</mo>
              <mrow>
                <msub>
                  <mi>f</mi>
                  <mn>0</mn>
                </msub>
                <mrow>
                  <mo stretchy="false">(</mo>
                  <mi>x</mi>
                  <mo stretchy="false">)</mo>
                </mrow>
                <msub>
                  <mi>f</mi>
                  <mn>1</mn>
                </msub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</mtd>
      </mtr>
    </mtable>
    <annotation encoding="StarMath 5.0">if g_0(x) in O(f_0(x)) and g_1(x) in O(f_1(x)) newline
then newline
(i) g_0(x) + g_1(x) in O(f_0(x) + f_1(x)) newline
(ii) g_0(x)g_1(x) in O(f_0(x)f_1(x))</annotation>
  </semantics>
</math>
</file>

<file path=Object 5/content.xml><?xml version="1.0" encoding="utf-8"?>
<math xmlns="http://www.w3.org/1998/Math/MathML">
  <semantics>
    <mtable>
      <mtr>
        <mtd>
          <mrow>
            <mrow>
              <msup>
                <mi>x</mi>
                <mi>n</mi>
              </msup>
              <mi mathvariant="normal">∈</mi>
              <mi>O</mi>
            </mrow>
            <mrow>
              <mo stretchy="false">(</mo>
              <msup>
                <mn>2</mn>
                <mi>x</mi>
              </msup>
              <mo stretchy="false">)</mo>
            </mrow>
          </mrow>
        </mtd>
      </mtr>
      <mtr>
        <mtd>
          <mrow>
            <mrow>
              <msup>
                <mi>x</mi>
                <mi>n</mi>
              </msup>
              <mi mathvariant="normal">∈</mi>
              <mi>O</mi>
            </mrow>
            <mrow>
              <mo stretchy="false">(</mo>
              <msup>
                <mi>c</mi>
                <mi>x</mi>
              </msup>
              <mo stretchy="false">)</mo>
            </mrow>
            <mi mathvariant="italic">for</mi>
            <mi mathvariant="italic">any</mi>
            <mi mathvariant="italic">positive</mi>
            <mi mathvariant="italic">integer</mi>
            <mrow>
              <mi>n</mi>
              <mi mathvariant="normal">∧</mi>
              <mi mathvariant="italic">any</mi>
            </mrow>
            <mi mathvariant="italic">constant</mi>
            <mrow>
              <mi>c</mi>
              <mo stretchy="false">&gt;</mo>
              <mn>1</mn>
            </mrow>
          </mrow>
        </mtd>
      </mtr>
    </mtable>
    <annotation encoding="StarMath 5.0">x^n in O(2^x) newline
x^n in O(c^x) for any positive integer n and any constant c &gt; 1</annotation>
  </semantics>
</math>
</file>

<file path=Object 6/content.xml><?xml version="1.0" encoding="utf-8"?>
<math xmlns="http://www.w3.org/1998/Math/MathML">
  <semantics>
    <mtable>
      <mtr>
        <mtd>
          <mrow>
            <mi>g</mi>
            <mrow>
              <mrow>
                <mo stretchy="false">(</mo>
                <mi>x</mi>
                <mo stretchy="false">)</mo>
              </mrow>
              <mi mathvariant="normal">∈</mi>
              <mi>O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⇔</mi>
          </mrow>
        </mtd>
      </mtr>
      <mtr>
        <mtd>
          <mrow>
            <mi>g</mi>
            <mrow>
              <mo stretchy="false">(</mo>
              <mi>x</mi>
              <mo stretchy="false">)</mo>
            </mrow>
            <mtext> is </mtext>
            <mi>O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⇔</mi>
          </mrow>
        </mtd>
      </mtr>
      <mtr>
        <mtd>
          <mrow>
            <mi>g</mi>
            <mrow>
              <mrow>
                <mo stretchy="false">(</mo>
                <mi>x</mi>
                <mo stretchy="false">)</mo>
              </mrow>
              <mi mathvariant="normal">=</mi>
              <mi>O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</mtd>
      </mtr>
    </mtable>
    <annotation encoding="StarMath 5.0">g(x) in O(f(x)) dlrarrow newline g(x) " is " O(f(x)) dlrarrow newline g(x) = O(f(x))</annotation>
  </semantics>
</math>
</file>